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6.2988in" svg:height="3.5429in" svg:x="4.2795in" svg:y="0.2173in">
            <draw:object draw:notify-on-update-of-ranges="Feuille1.A2:Feuille1.A17 Feuille1.B2:Feuille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gle de rotation de la grille de Sudok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sin et sauvegarde de la grille de Sudok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éseau de neurones pour reconnaître les caractè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ition de la grille de Sudok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énération/chargement du data s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ire et blan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uvegarde des poids du réseau de neuron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onctions de dessin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ystème de rendu et gestion du GU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veaux de gr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tation de l'imag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vegarde et chargement d'une imag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vegarde et chargement d’une grille de Sudoku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seau de neurones pour résoudre un X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ystème de résolution d’un Sudoku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Feuille1.A2:Feuille1.B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0T18:15:11.214000000</meta:creation-date>
    <dc:date>2022-10-31T00:44:45.842000000</dc:date>
    <meta:editing-duration>PT5H48M44S</meta:editing-duration>
    <meta:editing-cycles>2</meta:editing-cycles>
    <meta:generator>LibreOffice/7.3.2.2$Windows_X86_64 LibreOffice_project/49f2b1bff42cfccbd8f788c8dc32c1c309559be0</meta:generator>
    <meta:document-statistic meta:table-count="1" meta:cell-count="3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euille1.A2:Feuille1.B17" chart:data-source-has-labels="column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8.97cm" svg:y="0.18cm" svg:width="6.572cm" svg:height="7.9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Feuille1.A2:Feuille1.A17"/>
          </chart:axis>
          <chart:axis chart:dimension="y" chart:name="primary-y" chart:style-name="ch4"/>
          <chart:axis chart:dimension="z" chart:name="primary-z" chart:style-name="ch3"/>
          <chart:series chart:style-name="ch5" chart:values-cell-range-address="Feuille1.B2:Feuille1.B17" chart:class="chart:bar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gle de rotation de la grille de Sudoku</text:p>
                <draw:g>
                  <svg:desc>Feuille1.A2:Feuille1.A17</svg:desc>
                </draw:g>
              </table:table-cell>
              <table:table-cell office:value-type="float" office:value="0">
                <text:p>0</text:p>
                <draw:g>
                  <svg:desc>Feuille1.B2:Feuille1.B17</svg:desc>
                </draw:g>
              </table:table-cell>
            </table:table-row>
            <table:table-row>
              <table:table-cell office:value-type="string">
                <text:p>Dessin et sauvegarde de la grille de Sudok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éseau de neurones pour reconnaître les caractè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ition de la grille de Sudoku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énération/chargement du data set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Noire et blan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auvegarde des poids du réseau de neurones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Fonctions de dessins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ystème de rendu et gestion du GUI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iveaux de gri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tation de l'imag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uvegarde et chargement d'une imag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uvegarde et chargement d’une grille de Sudoku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éseau de neurones pour résoudre un XO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ystème de résolution d’un Sudoku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